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b82" officeooo:paragraph-rsid="00118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population</text:p>
      <text:p text:style-name="P1"><text:tab/>Births</text:p>
      <text:p text:style-name="P1"><text:tab/>Deaths</text:p>
      <text:p text:style-name="P1"><text:tab/>Immigration</text:p>
      <text:p text:style-name="P1"><text:tab/>Equality</text:p>
      <text:p text:style-name="P1"/>
      <text:p text:style-name="P1">Births</text:p>
      <text:p text:style-name="P1"><text:tab/>Too many people are being born.</text:p>
      <text:p text:style-name="P1"><text:tab/><text:tab/>One child policy/Two child policy</text:p>
      <text:p text:style-name="P1"><text:tab/><text:tab/><text:tab/>High birth rate in areas around China</text:p>
      <text:p text:style-name="P1"><text:tab/><text:tab/><text:tab/>Ethics of punishing innocent child rather than the parents</text:p>
      <text:p text:style-name="P1"><text:tab/><text:tab/>Contraception</text:p>
      <text:p text:style-name="P1"><text:tab/><text:tab/>Abortion</text:p>
      <text:p text:style-name="P1"><text:tab/><text:tab/>Education</text:p>
      <text:p text:style-name="P1"><text:tab/><text:tab/>Family Planning</text:p>
      <text:p text:style-name="P1"><text:tab/><text:tab/>Consumption?</text:p>
      <text:p text:style-name="P1"><text:tab/><text:tab/><text:tab/>Consumerism</text:p>
      <text:p text:style-name="P1"><text:tab/><text:tab/>Cyclic</text:p>
      <text:p text:style-name="P1"><text:tab/><text:tab/>Incentives for marriage</text:p>
      <text:p text:style-name="P1"><text:tab/><text:tab/>Perception of marriage</text:p>
      <text:p text:style-name="P1"><text:tab/><text:tab/>Wealth</text:p>
      <text:p text:style-name="P1"><text:tab/><text:tab/>Female Labor Participation</text:p>
      <text:p text:style-name="P1"/>
      <text:p text:style-name="P1">Deaths</text:p>
      <text:p text:style-name="P1"><text:tab/>Funeral costs</text:p>
      <text:p text:style-name="P1"><text:tab/>Perception of funerals</text:p>
      <text:p text:style-name="P1"><text:tab/>People live longer.</text:p>
      <text:p text:style-name="P1"/>
      <text:p text:style-name="P1">Immigration</text:p>
      <text:p text:style-name="P1"><text:tab/>People will go to the areas with the resources.</text:p>
      <text:p text:style-name="P1"><text:tab/>Births from non-british citizens &amp; subsequent settlement</text:p>
      <text:p text:style-name="P1"/>
      <text:p text:style-name="P1">Equality</text:p>
      <text:p text:style-name="P1"><text:tab/>Rich have more control and pow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3:00:46.599564815</meta:creation-date>
    <dc:date>2018-08-30T15:52:10.463742311</dc:date>
    <meta:editing-duration>P1DT16H35M53S</meta:editing-duration>
    <meta:editing-cycles>1</meta:editing-cycles>
    <meta:document-statistic meta:table-count="0" meta:image-count="0" meta:object-count="0" meta:page-count="1" meta:paragraph-count="30" meta:word-count="84" meta:character-count="618" meta:non-whitespace-character-count="522"/>
    <meta:generator>LibreOffice/4.2.8.2$Linux_x86 LibreOffice_project/420m0$Build-2</meta:generator>
  </office:meta>
</office:document-meta>
</file>